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1">
      <style:paragraph-properties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Single Page Application </text:h>
      <text:h text:style-name="P1" text:outline-level="1">"Toulon Sweet Home"</text:h>
      <text:h text:style-name="Heading_20_2" text:outline-level="2">Choix technologiques :</text:h>
      <text:h text:style-name="Heading_20_3" text:outline-level="3">Vite &amp; Vue.js :</text:h>
      <text:p text:style-name="Text_20_body"><text:a xlink:type="simple" xlink:href="https://vitejs.dev/" office:target-frame-name="_new" xlink:show="replace" text:style-name="Internet_20_link" text:visited-style-name="Visited_20_Internet_20_Link">Vite</text:a> accélère le développement grâce à des temps de rechargement instantanés, tandis que <text:a xlink:type="simple" xlink:href="https://vuejs.org/" office:target-frame-name="_new" xlink:show="replace" text:style-name="Internet_20_link" text:visited-style-name="Visited_20_Internet_20_Link">Vue.js</text:a> simplifie la création d'interfaces utilisateur interactives. Ensemble, ils forment une combinaison idéale pour une application "todolist" réactive et rapide.</text:p>
      <text:h text:style-name="Heading_20_3" text:outline-level="3">Pinia pour la gestion d'état :</text:h>
      <text:p text:style-name="Text_20_body"><text:a xlink:type="simple" xlink:href="https://pinia.esm.dev/" office:target-frame-name="_new" xlink:show="replace" text:style-name="Internet_20_link" text:visited-style-name="Visited_20_Internet_20_Link">Pinia</text:a>, un gestionnaire d'état conçu pour Vue.js, offre une solution simple et puissante pour la gestion de l'état dans toute l'application. La clarté de son architecture facilite le suivi et la mise à jour des données, contribuant ainsi à la robustesse de l'application.</text:p>
      <text:h text:style-name="Heading_20_3" text:outline-level="3">Firebase pour les fonctionnalités cloud :</text:h>
      <text:p text:style-name="Text_20_body"><text:a xlink:type="simple" xlink:href="https://firebase.google.com/" office:target-frame-name="_new" xlink:show="replace" text:style-name="Internet_20_link" text:visited-style-name="Visited_20_Internet_20_Link">Firebase</text:a> complète la stack en fournissant des services cloud tels que l'authentification utilisateur et le stockage de données en temps réel. L'intégration transparente avec Vite et Vue.js offre une solution puissante et évolutive pour gérer les données de la "todolist".</text:p>
      <text:h text:style-name="Heading_20_2" text:outline-level="2">Résumé :</text:h>
      <text:p text:style-name="Text_20_body">En unissant la rapidité de Vite, la flexibilité de Vue.js, la gestion d'état avec Pinia, et les fonctionnalités cloud de Firebase, cette stack technologique crée une base solide pour une "todolist" moderne, réactive et évolutive.</text:p>
      <text:p text:style-name="Text_20_body"/>
      <text:p text:style-name="Text_20_body"/>
      <text:p text:style-name="Text_20_body">L'authentification</text:p>
      <text:p text:style-name="Text_20_body">Le choix s'est porté sur Firebase Auth</text:p>
      <text:p text:style-name="Text_20_body">plus de détail : <text:a xlink:type="simple" xlink:href="https://firebase.google.com/docs/auth/web/start?hl=fr#web-modular-api" text:style-name="Internet_20_link" text:visited-style-name="Visited_20_Internet_20_Link">https://firebase.google.com/docs/auth/web/start?hl=fr#web-modular-api</text:a></text:p>
      <text:p text:style-name="Text_20_body"/>
      <text:p text:style-name="Text_20_body">L'utilisateur pourra se connecter via le duo login/password ou via les différents compte (google, facebook, twitter)</text:p>
      <text:p text:style-name="Text_20_body"/>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enis bekaert</meta:initial-creator>
    <meta:creation-date>2023-11-25T23:18:00.54</meta:creation-date>
    <dc:date>2023-11-28T23:24:22.55</dc:date>
    <dc:creator>denis bekaert</dc:creator>
    <meta:editing-duration>PT10M9S</meta:editing-duration>
    <meta:editing-cycles>1</meta:editing-cycles>
    <meta:generator>OpenOffice/4.1.14$Win32 OpenOffice.org_project/4114m1$Build-9811</meta:generator>
    <meta:document-statistic meta:table-count="0" meta:image-count="0" meta:object-count="0" meta:page-count="1" meta:paragraph-count="15" meta:word-count="207" meta:character-count="1440"/>
  </office:meta>
</office:document-meta>
</file>